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acielu,</text:span><text:span text:style-name="T1"><text:line-break/></text:span><text:span text:style-name="T1">chcę zostać z Tobą,</text:span><text:span text:style-name="T1"><text:line-break/></text:span><text:span text:style-name="T1">przy Tobie chcę być</text:span><text:span text:style-name="T1"><text:line-break/></text:span><text:span text:style-name="T1">i nie trzeba,</text:span><text:span text:style-name="T1"><text:line-break/></text:span><text:span text:style-name="T1">bym mówił coś,</text:span><text:span text:style-name="T1"><text:line-break/></text:span><text:span text:style-name="T1">wystarczy, byś był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Chcę być z Tobą,</text:span><text:span text:style-name="T1"><text:line-break/></text:span><text:span text:style-name="T1">gdy jest mi dobrze</text:span><text:span text:style-name="T1"><text:line-break/></text:span><text:span text:style-name="T1">i kiedy mi źle,</text:span><text:span text:style-name="T1"><text:line-break/></text:span><text:span text:style-name="T1">Przyjacielu,</text:span><text:span text:style-name="T1"><text:line-break/></text:span><text:span text:style-name="T1">przed tobą otwieram</text:span><text:span text:style-name="T1"><text:line-break/></text:span><text:span text:style-name="T1">dziś serce m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7T17:12:39</meta:creation-date>
    <dc:date>2013-06-11T18:54:03.43</dc:date>
    <dc:language>pl-PL</dc:language>
    <meta:editing-cycles>10</meta:editing-cycles>
    <meta:editing-duration>PT1H7M33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